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p text:style-name="P1"><text:a xlink:type="simple" xlink:href="#__RefHeading___Toc3134_3566333802" text:style-name="Index_20_Link" text:visited-style-name="Index_20_Link">2025-May-27 ConfigUpdater<text:tab/>48</text:a></text:p>
          <text:p text:style-name="P1"><text:a xlink:type="simple" xlink:href="#__RefHeading___Toc3146_2773705342" text:style-name="Index_20_Link" text:visited-style-name="Index_20_Link">2025-May-28 ConfigUpdater<text:tab/>48</text:a></text:p>
          <text:p text:style-name="P1"><text:a xlink:type="simple" xlink:href="#__RefHeading___Toc3169_2060784402" text:style-name="Index_20_Link" text:visited-style-name="Index_20_Link">2025-May-29 ConfigUpdater<text:tab/>48</text:a></text:p>
          <text:p text:style-name="P1"><text:a xlink:type="simple" xlink:href="#__RefHeading___Toc3190_1910799956" text:style-name="Index_20_Link" text:visited-style-name="Index_20_Link">2025-May-30 ConfigUpdater<text:tab/>49</text:a></text:p>
          <text:p text:style-name="P1"><text:a xlink:type="simple" xlink:href="#__RefHeading___Toc3227_966294790" text:style-name="Index_20_Link" text:visited-style-name="Index_20_Link">2025-May-31 ConfigUpdater<text:tab/>50</text:a></text:p>
          <text:p text:style-name="P2"><text:a xlink:type="simple" xlink:href="#__RefHeading___Toc3250_966294790" text:style-name="Index_20_Link" text:visited-style-name="Index_20_Link">NppTheme Collection: XML → XSD<text:tab/>51</text:a></text:p>
          <text:p text:style-name="P2"><text:a xlink:type="simple" xlink:href="#__RefHeading___Toc3275_966294790" text:style-name="Index_20_Link" text:visited-style-name="Index_20_Link">N++ Repo: XSD for XML<text:tab/>52</text:a></text:p>
          <text:p text:style-name="P1"><text:a xlink:type="simple" xlink:href="#__RefHeading___Toc3410_2964383733" text:style-name="Index_20_Link" text:visited-style-name="Index_20_Link">2025-Jun-01 N++ XML → XSD Validation<text:tab/>53</text:a></text:p>
          <text:p text:style-name="P2"><text:a xlink:type="simple" xlink:href="#__RefHeading___Toc3581_2964383733" text:style-name="Index_20_Link" text:visited-style-name="Index_20_Link">Styler/Theme script<text:tab/>54</text:a></text:p>
          <text:p text:style-name="P1"><text:a xlink:type="simple" xlink:href="#__RefHeading___Toc3535_3446149469" text:style-name="Index_20_Link" text:visited-style-name="Index_20_Link">2025-Jun-02 ConfigUpdater<text:tab/>55</text:a></text:p>
          <text:p text:style-name="P2"><text:a xlink:type="simple" xlink:href="#__RefHeading___Toc3563_3446149469" text:style-name="Index_20_Link" text:visited-style-name="Index_20_Link">Experiment: MSXML6-based XML→XSD validation<text:tab/>55</text:a></text:p>
          <text:p text:style-name="P2"><text:a xlink:type="simple" xlink:href="#__RefHeading___Toc3577_3446149469" text:style-name="Index_20_Link" text:visited-style-name="Index_20_Link">ConfigUpdater<text:tab/>55</text:a></text:p>
          <text:p text:style-name="P1"><text:a xlink:type="simple" xlink:href="#__RefHeading___Toc3649_2740211299" text:style-name="Index_20_Link" text:visited-style-name="Index_20_Link">2025-Jun-03 ConfigUpdater<text:tab/>56</text:a></text:p>
          <text:p text:style-name="P2"><text:a xlink:type="simple" xlink:href="#__RefHeading___Toc3651_2740211299" text:style-name="Index_20_Link" text:visited-style-name="Index_20_Link">ValidateXML.h<text:tab/>56</text:a></text:p>
          <text:p text:style-name="P2"><text:a xlink:type="simple" xlink:href="#__RefHeading___Toc3581_2964383733%20Copy%201" text:style-name="Index_20_Link" text:visited-style-name="Index_20_Link">Styler/Theme script<text:tab/>57</text:a></text:p>
          <text:p text:style-name="P1"><text:a xlink:type="simple" xlink:href="#__RefHeading___Toc3873_3251474281" text:style-name="Index_20_Link" text:visited-style-name="Index_20_Link">2025-Jun-04 Styler/Theme Script<text:tab/>58</text:a></text:p>
          <text:p text:style-name="P1"><text:a xlink:type="simple" xlink:href="#__RefHeading___Toc3951_1466735678" text:style-name="Index_20_Link" text:visited-style-name="Index_20_Link">2025-Jun-07 CollectionInterface – Dark Mode<text:tab/>59</text:a></text:p>
          <text:p text:style-name="P1"><text:a xlink:type="simple" xlink:href="#__RefHeading___Toc4124_1344779603" text:style-name="Index_20_Link" text:visited-style-name="Index_20_Link">2025-Jun-10 CollectionInterface – Dark Mode<text:tab/>60</text:a></text:p>
          <text:p text:style-name="P1"><text:a xlink:type="simple" xlink:href="#__RefHeading___Toc4072_3356758448" text:style-name="Index_20_Link" text:visited-style-name="Index_20_Link">2025-Jun-11 CollectionInterface – DarkMode<text:tab/>60</text:a></text:p>
          <text:p text:style-name="P1"><text:a xlink:type="simple" xlink:href="#__RefHeading___Toc4128_2260344612" text:style-name="Index_20_Link" text:visited-style-name="Index_20_Link">2025-Jun-12 CollectionInterface<text:tab/>61</text:a></text:p>
          <text:p text:style-name="P1"><text:a xlink:type="simple" xlink:href="#__RefHeading___Toc4265_2851476337" text:style-name="Index_20_Link" text:visited-style-name="Index_20_Link">2025-Jun-13 CollectionInterface: Download Crash<text:tab/>64</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93868627"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94248632022765"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027537054"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94249181096467" text:continue-list="list94248632022765"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027537054"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text:continue-list="list94249181096467"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6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13T09:42:47.182113300</dc:date>
    <meta:editing-duration>P10DT2H44M43S</meta:editing-duration>
    <meta:editing-cycles>430</meta:editing-cycles>
    <meta:generator>LibreOffice/25.2.3.2$Windows_X86_64 LibreOffice_project/bbb074479178df812d175f709636b368952c2ce3</meta:generator>
    <meta:document-statistic meta:table-count="4" meta:image-count="6" meta:object-count="0" meta:page-count="64" meta:paragraph-count="966" meta:word-count="22216" meta:character-count="138209" meta:non-whitespace-character-count="115823"/>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